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19.91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34.4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measures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STATS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string" calcext:value-type="string">
            <text:p>AVG</text:p>
          </table:table-cell>
          <table:table-cell table:style-name="ce1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2:.I2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3:.I3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4:.I4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5:.I5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6:.I6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7:.I7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8:.I8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9:.I9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10:.I10])" office:value-type="float" office:value="1222.76468276978" calcext:value-type="float">
            <text:p>1222.76468276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3087" calcext:value-type="float">
            <text:p>13087</text:p>
          </table:table-cell>
          <table:table-cell office:value-type="float" office:value="262199" calcext:value-type="float">
            <text:p>262199</text:p>
          </table:table-cell>
          <table:table-cell office:value-type="float" office:value="519" calcext:value-type="float">
            <text:p>519</text:p>
          </table:table-cell>
          <table:table-cell office:value-type="float" office:value="37" calcext:value-type="float">
            <text:p>37</text:p>
          </table:table-cell>
          <table:table-cell office:value-type="float" office:value="194.677597045898" calcext:value-type="float">
            <text:p>194.677597045898</text:p>
          </table:table-cell>
          <table:table-cell office:value-type="float" office:value="1023.57015609741" calcext:value-type="float">
            <text:p>1023.57015609741</text:p>
          </table:table-cell>
          <table:table-cell office:value-type="float" office:value="4.43868732452393" calcext:value-type="float">
            <text:p>4.43868732452393</text:p>
          </table:table-cell>
          <table:table-cell office:value-type="float" office:value="0.078242301940918" calcext:value-type="float">
            <text:p>0.078242301940918</text:p>
          </table:table-cell>
          <table:table-cell table:formula="of:=SUM([.F11:.I11])" office:value-type="float" office:value="1222.76468276978" calcext:value-type="float">
            <text:p>1222.76468276978</text:p>
          </table:table-cell>
          <table:table-cell table:style-name="ce2" table:formula="of:=AVERAGE([.J2:.J11])" office:value-type="float" office:value="1222.76468276978" calcext:value-type="float">
            <text:p>1222.76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2:.I12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3:.I13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4:.I14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5:.I15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6:.I16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7:.I17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8:.I18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19:.I19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20:.I20])" office:value-type="float" office:value="5.09628105163574" calcext:value-type="float">
            <text:p>5.09628105163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487" calcext:value-type="float">
            <text:p>1487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424886703491211" calcext:value-type="float">
            <text:p>0.424886703491211</text:p>
          </table:table-cell>
          <table:table-cell office:value-type="float" office:value="4.49547386169434" calcext:value-type="float">
            <text:p>4.49547386169434</text:p>
          </table:table-cell>
          <table:table-cell office:value-type="float" office:value="0.172867774963379" calcext:value-type="float">
            <text:p>0.172867774963379</text:p>
          </table:table-cell>
          <table:table-cell office:value-type="float" office:value="0.00305271148681641" calcext:value-type="float">
            <text:p>0.003052711486816</text:p>
          </table:table-cell>
          <table:table-cell table:formula="of:=SUM([.F21:.I21])" office:value-type="float" office:value="5.09628105163574" calcext:value-type="float">
            <text:p>5.09628105163574</text:p>
          </table:table-cell>
          <table:table-cell table:style-name="ce2" table:formula="of:=AVERAGE([.J12:.J21])" office:value-type="float" office:value="5.09628105163574" calcext:value-type="float">
            <text:p>5.10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2:.I22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3:.I23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4:.I24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5:.I25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6:.I26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7:.I27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8:.I28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29:.I29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30:.I30])" office:value-type="float" office:value="18.0868110656738" calcext:value-type="float">
            <text:p>18.086811065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7554" calcext:value-type="float">
            <text:p>7554</text:p>
          </table:table-cell>
          <table:table-cell office:value-type="float" office:value="65532" calcext:value-type="float">
            <text:p>655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5562171936035" calcext:value-type="float">
            <text:p>1.95562171936035</text:p>
          </table:table-cell>
          <table:table-cell office:value-type="float" office:value="16.0074653625488" calcext:value-type="float">
            <text:p>16.0074653625488</text:p>
          </table:table-cell>
          <table:table-cell office:value-type="float" office:value="0.121575355529785" calcext:value-type="float">
            <text:p>0.121575355529785</text:p>
          </table:table-cell>
          <table:table-cell office:value-type="float" office:value="0.00214862823486328" calcext:value-type="float">
            <text:p>0.002148628234863</text:p>
          </table:table-cell>
          <table:table-cell table:formula="of:=SUM([.F31:.I31])" office:value-type="float" office:value="18.0868110656738" calcext:value-type="float">
            <text:p>18.0868110656738</text:p>
          </table:table-cell>
          <table:table-cell table:style-name="ce2" table:formula="of:=AVERAGE([.J22:.J31])" office:value-type="float" office:value="18.0868110656738" calcext:value-type="float">
            <text:p>18.09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2:.I32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3:.I33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4:.I34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5:.I35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6:.I36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7:.I37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8:.I38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39:.I39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40:.I40])" office:value-type="float" office:value="357.103976249695" calcext:value-type="float">
            <text:p>357.10397624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41353" calcext:value-type="float">
            <text:p>41353</text:p>
          </table:table-cell>
          <table:table-cell office:value-type="float" office:value="369484" calcext:value-type="float">
            <text:p>36948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.478232383728" calcext:value-type="float">
            <text:p>38.478232383728</text:p>
          </table:table-cell>
          <table:table-cell office:value-type="float" office:value="318.180141448975" calcext:value-type="float">
            <text:p>318.180141448975</text:p>
          </table:table-cell>
          <table:table-cell office:value-type="float" office:value="0.437878608703613" calcext:value-type="float">
            <text:p>0.437878608703613</text:p>
          </table:table-cell>
          <table:table-cell office:value-type="float" office:value="0.00772380828857422" calcext:value-type="float">
            <text:p>0.007723808288574</text:p>
          </table:table-cell>
          <table:table-cell table:formula="of:=SUM([.F41:.I41])" office:value-type="float" office:value="357.103976249695" calcext:value-type="float">
            <text:p>357.103976249695</text:p>
          </table:table-cell>
          <table:table-cell table:style-name="ce2" table:formula="of:=AVERAGE([.J32:.J41])" office:value-type="float" office:value="357.103976249695" calcext:value-type="float">
            <text:p>357.10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2:.I42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3:.I43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4:.I44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5:.I45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6:.I46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7:.I47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8:.I48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49:.I49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50:.I50])" office:value-type="float" office:value="670.454942703247" calcext:value-type="float">
            <text:p>670.45494270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902" calcext:value-type="float">
            <text:p>902</text:p>
          </table:table-cell>
          <table:table-cell office:value-type="float" office:value="21655" calcext:value-type="float">
            <text:p>21655</text:p>
          </table:table-cell>
          <table:table-cell office:value-type="float" office:value="3856" calcext:value-type="float">
            <text:p>3856</text:p>
          </table:table-cell>
          <table:table-cell office:value-type="float" office:value="37" calcext:value-type="float">
            <text:p>37</text:p>
          </table:table-cell>
          <table:table-cell office:value-type="float" office:value="112.815601348877" calcext:value-type="float">
            <text:p>112.815601348877</text:p>
          </table:table-cell>
          <table:table-cell office:value-type="float" office:value="524.092456817627" calcext:value-type="float">
            <text:p>524.092456817627</text:p>
          </table:table-cell>
          <table:table-cell office:value-type="float" office:value="32.9658212661743" calcext:value-type="float">
            <text:p>32.9658212661743</text:p>
          </table:table-cell>
          <table:table-cell office:value-type="float" office:value="0.581063270568848" calcext:value-type="float">
            <text:p>0.581063270568848</text:p>
          </table:table-cell>
          <table:table-cell table:formula="of:=SUM([.F51:.I51])" office:value-type="float" office:value="670.454942703247" calcext:value-type="float">
            <text:p>670.454942703247</text:p>
          </table:table-cell>
          <table:table-cell table:style-name="ce2" table:formula="of:=AVERAGE([.J42:.J51])" office:value-type="float" office:value="670.454942703247" calcext:value-type="float">
            <text:p>670.45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2:.I52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3:.I53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4:.I54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5:.I55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6:.I56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7:.I57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8:.I58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59:.I59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60:.I60])" office:value-type="float" office:value="832.379026412964" calcext:value-type="float">
            <text:p>832.379026412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681" calcext:value-type="float">
            <text:p>681</text:p>
          </table:table-cell>
          <table:table-cell office:value-type="float" office:value="24677" calcext:value-type="float">
            <text:p>24677</text:p>
          </table:table-cell>
          <table:table-cell office:value-type="float" office:value="5889" calcext:value-type="float">
            <text:p>5889</text:p>
          </table:table-cell>
          <table:table-cell office:value-type="float" office:value="37" calcext:value-type="float">
            <text:p>37</text:p>
          </table:table-cell>
          <table:table-cell office:value-type="float" office:value="176.849077224731" calcext:value-type="float">
            <text:p>176.849077224731</text:p>
          </table:table-cell>
          <table:table-cell office:value-type="float" office:value="604.297149658203" calcext:value-type="float">
            <text:p>604.297149658203</text:p>
          </table:table-cell>
          <table:table-cell office:value-type="float" office:value="50.3454027175903" calcext:value-type="float">
            <text:p>50.3454027175903</text:p>
          </table:table-cell>
          <table:table-cell office:value-type="float" office:value="0.887396812438965" calcext:value-type="float">
            <text:p>0.887396812438965</text:p>
          </table:table-cell>
          <table:table-cell table:formula="of:=SUM([.F61:.I61])" office:value-type="float" office:value="832.379026412964" calcext:value-type="float">
            <text:p>832.379026412964</text:p>
          </table:table-cell>
          <table:table-cell table:style-name="ce2" table:formula="of:=AVERAGE([.J52:.J61])" office:value-type="float" office:value="832.379026412964" calcext:value-type="float">
            <text:p>832.38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2:.I62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3:.I63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4:.I64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5:.I65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6:.I66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7:.I67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8:.I68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69:.I69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70:.I70])" office:value-type="float" office:value="1105.64586448669" calcext:value-type="float">
            <text:p>1105.64586448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1369" calcext:value-type="float">
            <text:p>1369</text:p>
          </table:table-cell>
          <table:table-cell office:value-type="float" office:value="43785" calcext:value-type="float">
            <text:p>43785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224.638360977173" calcext:value-type="float">
            <text:p>224.638360977173</text:p>
          </table:table-cell>
          <table:table-cell office:value-type="float" office:value="845.355360031128" calcext:value-type="float">
            <text:p>845.355360031128</text:p>
          </table:table-cell>
          <table:table-cell office:value-type="float" office:value="35.0346155166626" calcext:value-type="float">
            <text:p>35.0346155166626</text:p>
          </table:table-cell>
          <table:table-cell office:value-type="float" office:value="0.617527961730957" calcext:value-type="float">
            <text:p>0.617527961730957</text:p>
          </table:table-cell>
          <table:table-cell table:formula="of:=SUM([.F71:.I71])" office:value-type="float" office:value="1105.64586448669" calcext:value-type="float">
            <text:p>1105.64586448669</text:p>
          </table:table-cell>
          <table:table-cell table:style-name="ce2" table:formula="of:=AVERAGE([.J62:.J71])" office:value-type="float" office:value="1105.64586448669" calcext:value-type="float">
            <text:p>1105.65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2:.I72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3:.I73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4:.I74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5:.I75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6:.I76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7:.I77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8:.I78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79:.I79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80:.I80])" office:value-type="float" office:value="818.550861358643" calcext:value-type="float">
            <text:p>818.550861358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860" calcext:value-type="float">
            <text:p>860</text:p>
          </table:table-cell>
          <table:table-cell office:value-type="float" office:value="29402" calcext:value-type="float">
            <text:p>29402</text:p>
          </table:table-cell>
          <table:table-cell office:value-type="float" office:value="4690" calcext:value-type="float">
            <text:p>4690</text:p>
          </table:table-cell>
          <table:table-cell office:value-type="float" office:value="37" calcext:value-type="float">
            <text:p>37</text:p>
          </table:table-cell>
          <table:table-cell office:value-type="float" office:value="169.985509872437" calcext:value-type="float">
            <text:p>169.985509872437</text:p>
          </table:table-cell>
          <table:table-cell office:value-type="float" office:value="607.763153076172" calcext:value-type="float">
            <text:p>607.763153076172</text:p>
          </table:table-cell>
          <table:table-cell office:value-type="float" office:value="40.0954675674439" calcext:value-type="float">
            <text:p>40.0954675674439</text:p>
          </table:table-cell>
          <table:table-cell office:value-type="float" office:value="0.706730842590332" calcext:value-type="float">
            <text:p>0.706730842590332</text:p>
          </table:table-cell>
          <table:table-cell table:formula="of:=SUM([.F81:.I81])" office:value-type="float" office:value="818.550861358643" calcext:value-type="float">
            <text:p>818.550861358643</text:p>
          </table:table-cell>
          <table:table-cell table:style-name="ce2" table:formula="of:=AVERAGE([.J72:.J81])" office:value-type="float" office:value="818.550861358643" calcext:value-type="float">
            <text:p>818.55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2:.I82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3:.I83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4:.I84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5:.I85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6:.I86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7:.I87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8:.I88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89:.I89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90:.I90])" office:value-type="float" office:value="999.513402938843" calcext:value-type="float">
            <text:p>999.513402938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975" calcext:value-type="float">
            <text:p>975</text:p>
          </table:table-cell>
          <table:table-cell office:value-type="float" office:value="30029" calcext:value-type="float">
            <text:p>30029</text:p>
          </table:table-cell>
          <table:table-cell office:value-type="float" office:value="5164" calcext:value-type="float">
            <text:p>5164</text:p>
          </table:table-cell>
          <table:table-cell office:value-type="float" office:value="37" calcext:value-type="float">
            <text:p>37</text:p>
          </table:table-cell>
          <table:table-cell office:value-type="float" office:value="195.916868209839" calcext:value-type="float">
            <text:p>195.916868209839</text:p>
          </table:table-cell>
          <table:table-cell office:value-type="float" office:value="758.670812606812" calcext:value-type="float">
            <text:p>758.670812606812</text:p>
          </table:table-cell>
          <table:table-cell office:value-type="float" office:value="44.1475687026978" calcext:value-type="float">
            <text:p>44.1475687026978</text:p>
          </table:table-cell>
          <table:table-cell office:value-type="float" office:value="0.778153419494629" calcext:value-type="float">
            <text:p>0.778153419494629</text:p>
          </table:table-cell>
          <table:table-cell table:formula="of:=SUM([.F91:.I91])" office:value-type="float" office:value="999.513402938843" calcext:value-type="float">
            <text:p>999.513402938843</text:p>
          </table:table-cell>
          <table:table-cell table:style-name="ce2" table:formula="of:=AVERAGE([.J82:.J91])" office:value-type="float" office:value="999.513402938843" calcext:value-type="float">
            <text:p>999.51</text:p>
          </table:table-cell>
          <table:table-cell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2:.I92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3:.I93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4:.I94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5:.I95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6:.I96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7:.I97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8:.I98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99:.I99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100:.I100])" office:value-type="float" office:value="2561.92761039734" calcext:value-type="float">
            <text:p>2561.92761039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1861" calcext:value-type="float">
            <text:p>21861</text:p>
          </table:table-cell>
          <table:table-cell office:value-type="float" office:value="714197" calcext:value-type="float">
            <text:p>714197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 office:value-type="float" office:value="543.751100540161" calcext:value-type="float">
            <text:p>543.751100540161</text:p>
          </table:table-cell>
          <table:table-cell office:value-type="float" office:value="2012.8592338562" calcext:value-type="float">
            <text:p>2012.8592338562</text:p>
          </table:table-cell>
          <table:table-cell office:value-type="float" office:value="5.22517108917236" calcext:value-type="float">
            <text:p>5.22517108917236</text:p>
          </table:table-cell>
          <table:table-cell office:value-type="float" office:value="0.0921049118041992" calcext:value-type="float">
            <text:p>0.092104911804199</text:p>
          </table:table-cell>
          <table:table-cell table:formula="of:=SUM([.F101:.I101])" office:value-type="float" office:value="2561.92761039734" calcext:value-type="float">
            <text:p>2561.92761039734</text:p>
          </table:table-cell>
          <table:table-cell table:style-name="ce2" table:formula="of:=AVERAGE([.J92:.J101])" office:value-type="float" office:value="2561.92761039734" calcext:value-type="float">
            <text:p>2561.93</text:p>
          </table:table-cell>
          <table:table-cell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2:.I102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3:.I103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4:.I104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5:.I105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6:.I106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7:.I107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8:.I108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09:.I109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10:.I110])" office:value-type="float" office:value="398.788805007935" calcext:value-type="float">
            <text:p>398.78880500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4347" calcext:value-type="float">
            <text:p>4347</text:p>
          </table:table-cell>
          <table:table-cell office:value-type="float" office:value="692332" calcext:value-type="float">
            <text:p>69233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04.942705154419" calcext:value-type="float">
            <text:p>204.942705154419</text:p>
          </table:table-cell>
          <table:table-cell office:value-type="float" office:value="191.303937911987" calcext:value-type="float">
            <text:p>191.303937911987</text:p>
          </table:table-cell>
          <table:table-cell office:value-type="float" office:value="2.49812412261963" calcext:value-type="float">
            <text:p>2.49812412261963</text:p>
          </table:table-cell>
          <table:table-cell office:value-type="float" office:value="0.0440378189086914" calcext:value-type="float">
            <text:p>0.044037818908692</text:p>
          </table:table-cell>
          <table:table-cell table:formula="of:=SUM([.F111:.I111])" office:value-type="float" office:value="398.788805007935" calcext:value-type="float">
            <text:p>398.788805007935</text:p>
          </table:table-cell>
          <table:table-cell table:style-name="ce2" table:formula="of:=AVERAGE([.J102:.J111])" office:value-type="float" office:value="398.788805007935" calcext:value-type="float">
            <text:p>398.79</text:p>
          </table:table-cell>
          <table:table-cell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2:.I112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3:.I113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4:.I114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5:.I115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6:.I116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7:.I117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8:.I118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19:.I119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20:.I120])" office:value-type="float" office:value="1210.03569221497" calcext:value-type="float">
            <text:p>1210.03569221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150370" calcext:value-type="float">
            <text:p>150370</text:p>
          </table:table-cell>
          <table:table-cell office:value-type="float" office:value="561469" calcext:value-type="float">
            <text:p>56146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97.9395732879639" calcext:value-type="float">
            <text:p>97.9395732879639</text:p>
          </table:table-cell>
          <table:table-cell office:value-type="float" office:value="1111.66791534424" calcext:value-type="float">
            <text:p>1111.66791534424</text:p>
          </table:table-cell>
          <table:table-cell office:value-type="float" office:value="0.420781135559082" calcext:value-type="float">
            <text:p>0.420781135559082</text:p>
          </table:table-cell>
          <table:table-cell office:value-type="float" office:value="0.00742244720458984" calcext:value-type="float">
            <text:p>0.00742244720459</text:p>
          </table:table-cell>
          <table:table-cell table:formula="of:=SUM([.F121:.I121])" office:value-type="float" office:value="1210.03569221497" calcext:value-type="float">
            <text:p>1210.03569221497</text:p>
          </table:table-cell>
          <table:table-cell table:style-name="ce2" table:formula="of:=AVERAGE([.J112:.J121])" office:value-type="float" office:value="1210.03569221497" calcext:value-type="float">
            <text:p>1210.04</text:p>
          </table:table-cell>
          <table:table-cell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2:.I122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3:.I123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4:.I124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5:.I125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6:.I126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7:.I127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8:.I128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29:.I129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30:.I130])" office:value-type="float" office:value="49.7956256866455" calcext:value-type="float">
            <text:p>49.7956256866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1050" calcext:value-type="float">
            <text:p>1050</text:p>
          </table:table-cell>
          <table:table-cell office:value-type="float" office:value="15213" calcext:value-type="float">
            <text:p>15213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6.38599014282227" calcext:value-type="float">
            <text:p>6.38599014282227</text:p>
          </table:table-cell>
          <table:table-cell office:value-type="float" office:value="41.1458549499512" calcext:value-type="float">
            <text:p>41.1458549499512</text:p>
          </table:table-cell>
          <table:table-cell office:value-type="float" office:value="2.22456455230713" calcext:value-type="float">
            <text:p>2.22456455230713</text:p>
          </table:table-cell>
          <table:table-cell office:value-type="float" office:value="0.0392160415649414" calcext:value-type="float">
            <text:p>0.039216041564942</text:p>
          </table:table-cell>
          <table:table-cell table:formula="of:=SUM([.F131:.I131])" office:value-type="float" office:value="49.7956256866455" calcext:value-type="float">
            <text:p>49.7956256866455</text:p>
          </table:table-cell>
          <table:table-cell table:style-name="ce2" table:formula="of:=AVERAGE([.J122:.J131])" office:value-type="float" office:value="49.7956256866455" calcext:value-type="float">
            <text:p>49.80</text:p>
          </table:table-cell>
          <table:table-cell/>
        </table:table-row>
      </table:table>
      <table:named-expressions/>
      <table:database-ranges>
        <table:database-range table:name="__Anonymous_Sheet_DB__0" table:target-range-address="space.A1:space.K131" table:display-filter-buttons="true">
          <table:filter>
            <table:filter-and>
              <table:filter-condition table:field-number="10" table:value="1105.64586448669" table:operator="=">
                <table:filter-set-item table:value="1105.64586448669"/>
                <table:filter-set-item table:value="1210.03569221497"/>
                <table:filter-set-item table:value="1222.76468276978"/>
                <table:filter-set-item table:value="18.0868110656738"/>
                <table:filter-set-item table:value="2561.92761039734"/>
                <table:filter-set-item table:value="357.103976249695"/>
                <table:filter-set-item table:value="398.788805007935"/>
                <table:filter-set-item table:value="49.7956256866455"/>
                <table:filter-set-item table:value="5.09628105163574"/>
                <table:filter-set-item table:value="670.454942703247"/>
                <table:filter-set-item table:value="818.550861358643"/>
                <table:filter-set-item table:value="832.379026412964"/>
                <table:filter-set-item table:value="999.51340293884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2T15:34:48.897382517</dc:date>
    <meta:editing-duration>PT21M22S</meta:editing-duration>
    <meta:editing-cycles>2</meta:editing-cycles>
    <meta:generator>LibreOffice/6.0.7.3$Linux_X86_64 LibreOffice_project/00m0$Build-3</meta:generator>
    <meta:document-statistic meta:table-count="1" meta:cell-count="1324" meta:object-count="0"/>
  </office:meta>
</office:document-meta>
</file>